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21-06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0896" calcext:value-type="float">
            <text:p>57.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1672" calcext:value-type="float">
            <text:p>49.1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89W0005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